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nsionspheric Badge ECR 01</text:p>
      <text:p text:style-name="Standard"/>
      <text:p text:style-name="Standard">25 Apr 18</text:p>
      <text:p text:style-name="Standard"/>
      <text:p text:style-name="Standard">Changes to schematic and layout due to feedback from prototype build:</text:p>
      <text:p text:style-name="Standard"/>
      <text:list xml:id="list1727319545840530108" text:style-name="L1">
        <text:list-item>
          <text:list>
            <text:list-item>
              <text:list>
                <text:list-item>
                  <text:p text:style-name="P1">Ground flood at bottom of board isolated.</text:p>
                </text:list-item>
                <text:list-item>
                  <text:p text:style-name="P1">U2 footprint too narrow.</text:p>
                </text:list-item>
                <text:list-item>
                  <text:p text:style-name="P1">Wrong footprint at Q1.</text:p>
                </text:list-item>
                <text:list-item>
                  <text:p text:style-name="P1">Mirror “insert brains” bottom silkscreen by SD card connector.</text:p>
                </text:list-item>
                <text:list-item>
                  <text:p text:style-name="P1">R6 and R7 silkscreen swapped.</text:p>
                </text:list-item>
                <text:list-item>
                  <text:p text:style-name="P1">P1 should be at zero degrees, not 45.</text:p>
                </text:list-item>
                <text:list-item>
                  <text:p text:style-name="P1">Add three fiducials to bottom layer per CM.</text:p>
                </text:list-item>
                <text:list-item>
                  <text:p text:style-name="P1">C24 220pF, C25 DNS.</text:p>
                </text:list-item>
                <text:list-item>
                  <text:p text:style-name="P1">Add pull-ups to P1 SDA and SCL lines.</text:p>
                </text:list-item>
                <text:list-item>
                  <text:p text:style-name="P1">Add protection circuitry around P1.</text:p>
                </text:list-item>
                <text:list-item>
                  <text:p text:style-name="P1">Add alternative 0.1” switch pads in parallel with S6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Wheeler</meta:initial-creator>
    <meta:creation-date>2018-04-25T08:11:57.19</meta:creation-date>
    <meta:document-statistic meta:table-count="0" meta:image-count="0" meta:object-count="0" meta:page-count="1" meta:paragraph-count="14" meta:word-count="100" meta:character-count="530"/>
    <dc:date>2018-04-25T08:18:19.91</dc:date>
    <dc:creator>Keith Wheeler</dc:creator>
    <meta:editing-duration>PT6M23S</meta:editing-duration>
    <meta:editing-cycles>1</meta:editing-cycles>
    <meta:generator>OpenOffice/4.1.1$Win32 OpenOffice.org_project/411m6$Build-9775</meta:generator>
  </office:meta>
</office:document-meta>
</file>